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74e0" officeooo:paragraph-rsid="001474e0"/>
    </style:style>
    <style:style style:name="P2" style:family="paragraph" style:parent-style-name="Standard">
      <style:text-properties officeooo:rsid="0014d83f" officeooo:paragraph-rsid="0014d83f"/>
    </style:style>
    <style:style style:name="P3" style:family="paragraph" style:parent-style-name="Standard">
      <style:text-properties officeooo:rsid="0015502a" officeooo:paragraph-rsid="0015502a"/>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text-properties fo:font-weight="bold" officeooo:rsid="0016d5c0" officeooo:paragraph-rsid="0016d5c0" style:font-weight-asian="bold" style:font-weight-complex="bold"/>
    </style:style>
    <style:style style:name="P6" style:family="paragraph" style:parent-style-name="Standard">
      <style:text-properties fo:font-weight="bold" officeooo:rsid="00171069" officeooo:paragraph-rsid="00171069" style:font-weight-asian="bold" style:font-weight-complex="bold"/>
    </style:style>
    <style:style style:name="P7" style:family="paragraph" style:parent-style-name="Standard">
      <style:text-properties officeooo:rsid="0016d5c0" officeooo:paragraph-rsid="0015502a"/>
    </style:style>
    <style:style style:name="P8" style:family="paragraph" style:parent-style-name="Standard">
      <style:text-properties officeooo:rsid="0016d5c0" officeooo:paragraph-rsid="0016d5c0"/>
    </style:style>
    <style:style style:name="P9" style:family="paragraph" style:parent-style-name="Standard">
      <style:text-properties officeooo:rsid="0016d5c0" officeooo:paragraph-rsid="00171069"/>
    </style:style>
    <style:style style:name="P10" style:family="paragraph" style:parent-style-name="Standard">
      <style:text-properties officeooo:rsid="00171069" officeooo:paragraph-rsid="00171069"/>
    </style:style>
    <style:style style:name="P11" style:family="paragraph" style:parent-style-name="Standard">
      <style:text-properties officeooo:rsid="0026b42e" officeooo:paragraph-rsid="0026b42e"/>
    </style:style>
    <style:style style:name="P12" style:family="paragraph" style:parent-style-name="Standard">
      <style:paragraph-properties fo:text-align="center" style:justify-single-word="false"/>
      <style:text-properties officeooo:rsid="0026b42e" officeooo:paragraph-rsid="0026b42e"/>
    </style:style>
    <style:style style:name="P13" style:family="paragraph" style:parent-style-name="Standard">
      <style:paragraph-properties fo:text-align="center" style:justify-single-word="false"/>
      <style:text-properties style:text-underline-style="solid" style:text-underline-width="auto" style:text-underline-color="font-color" officeooo:rsid="0026b42e" officeooo:paragraph-rsid="0026b42e"/>
    </style:style>
    <style:style style:name="P14" style:family="paragraph" style:parent-style-name="Standard">
      <style:text-properties style:text-underline-style="solid" style:text-underline-width="auto" style:text-underline-color="font-color" fo:font-weight="bold" officeooo:rsid="001474e0" officeooo:paragraph-rsid="001474e0"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15502a" officeooo:paragraph-rsid="0015502a"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16d5c0" officeooo:paragraph-rsid="0016d5c0" style:font-weight-asian="bold" style:font-weight-complex="bold"/>
    </style:style>
    <style:style style:name="P17" style:family="paragraph" style:parent-style-name="Standard">
      <style:text-properties fo:font-style="italic" officeooo:rsid="001474e0" officeooo:paragraph-rsid="001474e0" style:font-style-asian="italic" style:font-style-complex="italic"/>
    </style:style>
    <style:style style:name="P18" style:family="paragraph" style:parent-style-name="Standard">
      <style:text-properties fo:font-style="italic" officeooo:rsid="0014d83f" officeooo:paragraph-rsid="0014d83f" style:font-style-asian="italic" style:font-style-complex="italic"/>
    </style:style>
    <style:style style:name="P19" style:family="paragraph" style:parent-style-name="Standard">
      <style:text-properties fo:font-style="italic" officeooo:rsid="00196d6a" officeooo:paragraph-rsid="00196d6a" style:font-style-asian="italic" style:font-style-complex="italic"/>
    </style:style>
    <style:style style:name="P20" style:family="paragraph" style:parent-style-name="Standard">
      <style:text-properties fo:font-style="italic" officeooo:rsid="0016d5c0" officeooo:paragraph-rsid="00171069" style:font-style-asian="italic" style:font-style-complex="italic"/>
    </style:style>
    <style:style style:name="P21" style:family="paragraph" style:parent-style-name="Standard" style:master-page-name="First_20_Page">
      <style:paragraph-properties style:page-number="auto"/>
    </style:style>
    <style:style style:name="T1" style:family="text">
      <style:text-properties officeooo:rsid="0014d83f"/>
    </style:style>
    <style:style style:name="T2" style:family="text">
      <style:text-properties officeooo:rsid="0015502a"/>
    </style:style>
    <style:style style:name="T3" style:family="text">
      <style:text-properties officeooo:rsid="00166beb"/>
    </style:style>
    <style:style style:name="T4" style:family="text">
      <style:text-properties officeooo:rsid="0016d5c0"/>
    </style:style>
    <style:style style:name="T5" style:family="text">
      <style:text-properties officeooo:rsid="00171069"/>
    </style:style>
    <style:style style:name="T6" style:family="text">
      <style:text-properties officeooo:rsid="00186b20"/>
    </style:style>
    <style:style style:name="T7" style:family="text">
      <style:text-properties officeooo:rsid="00196d6a"/>
    </style:style>
    <style:style style:name="T8" style:family="text">
      <style:text-properties officeooo:rsid="001af48e"/>
    </style:style>
    <style:style style:name="T9" style:family="text">
      <style:text-properties officeooo:rsid="001b9106"/>
    </style:style>
    <style:style style:name="T10" style:family="text">
      <style:text-properties officeooo:rsid="001f13f6"/>
    </style:style>
    <style:style style:name="T11" style:family="text">
      <style:text-properties officeooo:rsid="00262dd1"/>
    </style:style>
    <style:style style:name="T12" style:family="text">
      <style:text-properties officeooo:rsid="00271546"/>
    </style:style>
    <style:style style:name="T13" style:family="text">
      <style:text-properties officeooo:rsid="00283c56"/>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officeooo:rsid="0014d83f" style:font-weight-asian="bold" style:font-weight-complex="bold"/>
    </style:style>
    <style:style style:name="T18" style:family="text">
      <style:text-properties fo:color="#cc0000" style:text-underline-style="solid" style:text-underline-width="auto" style:text-underline-color="font-color" fo:font-weight="bold" style:font-weight-asian="bold" style:font-weight-complex="bold"/>
    </style:style>
    <style:style style:name="T19" style:family="text">
      <style:text-properties fo:color="#cc0000" style:text-underline-style="solid" style:text-underline-width="auto" style:text-underline-color="font-color" fo:font-weight="bold" officeooo:rsid="002a4a8a" style:font-weight-asian="bold" style:font-weight-complex="bold"/>
    </style:style>
    <style:style style:name="T20" style:family="text">
      <style:text-properties fo:color="#cc0000" style:text-underline-style="none" fo:font-weight="normal" style:font-weight-asian="normal" style:font-weight-complex="normal"/>
    </style:style>
    <style:style style:name="T21" style:family="text">
      <style:text-properties fo:color="#cc0000" style:text-underline-style="none" fo:font-weight="normal" officeooo:rsid="002a4a8a" style:font-weight-asian="normal" style:font-weight-complex="normal"/>
    </style:style>
    <style:style style:name="T22" style:family="text">
      <style:text-properties style:text-underline-style="none"/>
    </style:style>
    <style:style style:name="T23" style:family="text">
      <style:text-properties officeooo:rsid="002b73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Dossier de Game Design</text:p>
      <text:p text:style-name="Title">Reboot : Point &amp; Click</text:p>
      <text:p text:style-name="Tit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text:soft-page-break/></text:p>
      <text:p text:style-name="P11"/>
      <text:p text:style-name="P11"/>
      <text:p text:style-name="P11"/>
      <text:p text:style-name="P11"/>
      <text:p text:style-name="P11"/>
      <text:p text:style-name="P11"/>
      <text:p text:style-name="P4">Index :</text:p>
      <text:p text:style-name="P12"/>
      <text:p text:style-name="P12"/>
      <text:p text:style-name="P13">1. L’Univers</text:p>
      <text:p text:style-name="P13"/>
      <text:p text:style-name="P12">1.1 Structure Globale</text:p>
      <text:p text:style-name="P12">1.2 Règles fondamentales et mise en contexte</text:p>
      <text:p text:style-name="P12">1.3 Thème</text:p>
      <text:p text:style-name="P12"/>
      <text:p text:style-name="P13">2. <text:span text:style-name="T12">Quatre</text:span> Piliers</text:p>
      <text:p text:style-name="P13"/>
      <text:p text:style-name="P12">2.1 <text:s/>Esthétique</text:p>
      <text:p text:style-name="P12">2.2 Technologie</text:p>
      <text:p text:style-name="P12">2.3 Mécaniques</text:p>
      <text:p text:style-name="P12">2.4 Histoire</text:p>
      <text:p text:style-name="P11"/>
      <text:p text:style-name="P1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text:soft-page-break/><text:span text:style-name="T13">1.1 </text:span>Structure globale de l’Univers :</text:p>
      <text:p text:style-name="P1"/>
      <text:p text:style-name="P17">Première partie (indispensable)</text:p>
      <text:p text:style-name="P1"><text:tab/><text:span text:style-name="T14">→ Le monde sans Lune : </text:span></text:p>
      <text:p text:style-name="P1"><text:tab/><text:tab/>Peuplé de créatures sanguinaires et d’autres plus mystérieuses, le pire danger sur son sol reste la <text:span text:style-name="T16">flore envahissante</text:span>, surnaturelle. Le monde se reconstruit, se détruit, entreprend une forme virulente d’<text:span text:style-name="T16">autophagie</text:span>. Si les créatures en sont une forme, la folie croissante à chaque heure qui rapproche d’une fin sûre est réelle et plus vicieuse encore.</text:p>
      <text:p text:style-name="P1"><text:tab/><text:tab/><text:span text:style-name="T1">Le plus grand danger reste les bois abrittant systématiquement les créatures sanguinaires. Malheureusement, ce sont aussi les seuls endroits qui semblent donner des réponses, et où il est possible d’essayer de prendre contrôle de cette </text:span><text:span text:style-name="T17">folie purulente</text:span><text:span text:style-name="T1">.</text:span></text:p>
      <text:p text:style-name="P1"><text:tab/><text:tab/></text:p>
      <text:p text:style-name="P1"/>
      <text:p text:style-name="P18">Seconde partie (optionnelle ou à remanier/incorporer à la première)</text:p>
      <text:p text:style-name="P2"><text:tab/><text:span text:style-name="T14">→ Le monde aux 3 soleils :</text:span></text:p>
      <text:p text:style-name="P2"><text:tab/><text:tab/>Simplement un <text:span text:style-name="T16">reflet</text:span> du premier, une autre forme. Si ce n’est que ce sont les eaux toxiques qui ne cessent de remonter, que la nuit est tout ce dont on pourrait rêver pour régler un climat ridiculeusement rude.</text:p>
      <text:p text:style-name="P2"><text:tab/><text:tab/>Si le monde est simplement parallèle (ce qu’il est sensé être dans sa première conception), alors une créature existe pour voyager entre ces deux. Un système d’investigation permettrait alors d’en connaître plus sur l’univers, d’en avoir des bouts d’histoire.</text:p>
      <text:p text:style-name="P2"><text:tab/><text:tab/></text:p>
      <text:p text:style-name="P2"><text:tab/><text:tab/><text:span text:style-name="T18">Problème : </text:span><text:span text:style-name="T20"><text:s text:c="2"/></text:span>Cette partie semble être plus coûteuse qu’utile, simplement récuperer <text:span text:style-name="T2">ou intervertir</text:span> <text:span text:style-name="T2">quelques éléments pourrait être plus puissant, et permettrait de moins alourdir.</text:span></text:p>
      <text:p text:style-name="P2"/>
      <text:p text:style-name="P2"/>
      <text:p text:style-name="P15"><text:span text:style-name="T23">1.2 </text:span>Quelques règles fondamentales pour cet univers, et mise en contexte :</text:p>
      <text:p text:style-name="P3"/>
      <text:p text:style-name="P3">→ Les créatures mythiques, étranges, ou sanguinaires sont monnaie courante, contrairement à une faune plus réaliste</text:p>
      <text:p text:style-name="P3">→ Les lois de la physique sont respectées <text:span text:style-name="T4">(au moins au début)</text:span></text:p>
      <text:p text:style-name="P3">→ Rappel : les temps sont apocalyptiques, et le temps est compté. Le décors compte peu d’humains, voir aucun, et si une rencontre se fait ça ne sera jamais dans la confiance.</text:p>
      <text:p text:style-name="P3">→ Les robots existent. Pas sous forme polissée et propre : ils fonctionnent par quelque miracle que ce soit, <text:span text:style-name="T3">pour ceux qui fonctionnent encore</text:span></text:p>
      <text:p text:style-name="P7"/>
      <text:p text:style-name="P7"/>
      <text:p text:style-name="P16"><text:span text:style-name="T23">1.3 </text:span>Le thème de l’univers, l’axe secret du jeu (et potentiellement invisible) :</text:p>
      <text:p text:style-name="P8"/>
      <text:p text:style-name="P8">La guérison.</text:p>
      <text:p text:style-name="P8">L’immersion se fait dans un monde où la folie devient tout ce que l’on connaît. Si on y a échappé, la plupart des personnes que l’on connaissait n’ont pas pu en revenir. Les règles que l’on connaissait se brisent une à une, les hallucinations ne sont plus dissociables des diverses réalités que l’on voudra bien voir. La Terre se transforme en un système digestif et même les créatures qui veulent tuer les humains finiront par être imprévisibles. L’équilibre entre le contrôle et le chaos sera un axe majeur pour soutenir cette idée de guérison. La guérison n’est pas donnée, et n’existera potentiellement pas.</text:p>
      <text:p text:style-name="P8"/>
      <text:p text:style-name="P8"/>
      <text:p text:style-name="P8"/>
      <text:p text:style-name="P16"><text:soft-page-break/><text:span text:style-name="T23">2. </text:span>4 Piliers pour le design :</text:p>
      <text:p text:style-name="P8"/>
      <text:p text:style-name="P5"><text:span text:style-name="T23">2.1 </text:span>Esthétique :</text:p>
      <text:p text:style-name="P5"/>
      <text:p text:style-name="P19">// Graphisme</text:p>
      <text:p text:style-name="P19"/>
      <text:p text:style-name="P9"><text:tab/><text:span text:style-name="T5">Les lieux : </text:span></text:p>
      <text:p text:style-name="P9"><text:span text:style-name="T5">- Plans fixes mais navigables tel un point &amp; click plutôt classique</text:span></text:p>
      <text:p text:style-name="P9">- <text:span text:style-name="T5">Mouvement d’observation limité : </text:span></text:p>
      <text:p text:style-name="P9"><text:span text:style-name="T5"><text:tab/>Flou sur le bord des écrans : </text:span></text:p>
      <text:p text:style-name="P9"><text:span text:style-name="T5"><text:tab/><text:tab/>Ombres la nuit, racines et et flore envahissante de jour ?</text:span></text:p>
      <text:p text:style-name="P9"><text:tab/><text:tab/><text:span text:style-name="T5">Évolutif au cours du jeu ?</text:span></text:p>
      <text:p text:style-name="P9"><text:tab/><text:span text:style-name="T5">Possibilité de « pousser » un peu l’écran avec le pointeur pour avoir une vue légèrement plus large </text:span></text:p>
      <text:p text:style-name="P9"/>
      <text:p text:style-name="P9">- <text:span text:style-name="T5">Thèmes de couleurs évolutifs en parallèle avec l’équilibre chaos/contrôle</text:span></text:p>
      <text:p text:style-name="P9">- <text:span text:style-name="T5">Ruines ou Nature</text:span></text:p>
      <text:p text:style-name="P9"/>
      <text:p text:style-name="P9"><text:tab/><text:span text:style-name="T5">Les créatures :</text:span></text:p>
      <text:p text:style-name="P9">- <text:span text:style-name="T5">Inspirées de créatures de notre faune, mais toujours modifiées, mutantes.</text:span></text:p>
      <text:p text:style-name="P9"/>
      <text:p text:style-name="P9"><text:tab/><text:span text:style-name="T6">Menu du jeu :</text:span></text:p>
      <text:p text:style-name="P9">- ?</text:p>
      <text:p text:style-name="P9"/>
      <text:p text:style-name="P9"><text:tab/><text:span text:style-name="T6">Pointeur :</text:span></text:p>
      <text:p text:style-name="P9">- ?</text:p>
      <text:p text:style-name="P9"/>
      <text:p text:style-name="P9"><text:tab/><text:span text:style-name="T6">Inventaire :</text:span></text:p>
      <text:p text:style-name="P9">- ?</text:p>
      <text:p text:style-name="P9"/>
      <text:p text:style-name="P20">// <text:span text:style-name="T7">Son</text:span></text:p>
      <text:p text:style-name="P9"/>
      <text:p text:style-name="P9"><text:tab/><text:span text:style-name="T7">Intéraction objets :</text:span></text:p>
      <text:p text:style-name="P9"><text:tab/><text:span text:style-name="T7">Bruits ombres/racines du bord d’écran :</text:span></text:p>
      <text:p text:style-name="P9"><text:tab/><text:span text:style-name="T7">Musique d’ambiance :</text:span></text:p>
      <text:p text:style-name="P9"><text:tab/><text:span text:style-name="T7">Musique menu :</text:span></text:p>
      <text:p text:style-name="P9"/>
      <text:p text:style-name="P9"><text:tab/>// <text:span text:style-name="T7">A compléter</text:span></text:p>
      <text:p text:style-name="P9"/>
      <text:p text:style-name="P8"/>
      <text:p text:style-name="P5"><text:span text:style-name="T23">2.2 </text:span>Technologie :</text:p>
      <text:p text:style-name="P8"/>
      <text:p text:style-name="P8"><text:tab/></text:p>
      <text:p text:style-name="P8"/>
      <text:p text:style-name="P5"><text:span text:style-name="T23">2.3 </text:span>Mécaniques :</text:p>
      <text:p text:style-name="P8"/>
      <text:p text:style-name="P8"><text:tab/><text:span text:style-name="T9">Le gameplay sera influencé par un système de timer pour forcer le joueur à une réaction rapide durant les combats et certaines intéractions avec l’environnement.</text:span></text:p>
      <text:p text:style-name="P8"><text:soft-page-break/><text:tab/><text:span text:style-name="T9">Lorsque ce timer est écoulé, les choix possibles seront influencés par deux jauges existantes : une jauge de santé mentale (dont les malus seront croissants au fur et à mesure du jeu, donc le joueur devra trouver des moyens de la contrôler), et une jauge de santé physique.</text:span></text:p>
      <text:p text:style-name="P8"><text:tab/><text:span text:style-name="T9">Un cas critique existant est à travailler : si c’est deux jauges sont extrémement réduites (équivalent à un échec critique)</text:span></text:p>
      <text:p text:style-name="P8"/>
      <text:p text:style-name="P8"><text:tab/><text:span text:style-name="T8">Phases de combat : ?</text:span></text:p>
      <text:p text:style-name="P8"><text:tab/><text:span text:style-name="T8">Phases de dialogue (si dialogues/rencontres) : avec ou sans timer, hallucinations auditives mises en place par des dialogues insensés par la suite</text:span></text:p>
      <text:p text:style-name="P8"><text:tab/><text:span text:style-name="T8">Phases d’investigation :</text:span></text:p>
      <text:p text:style-name="P8"/>
      <text:p text:style-name="P6"><text:span text:style-name="T23">2.4 </text:span>Histoire :</text:p>
      <text:p text:style-name="P10"/>
      <text:p text:style-name="P10"><text:tab/><text:span text:style-name="T10">L’histoire sera travaillée pour être linéaire sur l’axe du jeu où la folie n’a pas pris le dessus. Une illusion de non linéarité pourra être donnée vers la fin du jeu pour casser la règle du temps et augmenter la présence du chaos.</text:span></text:p>
      <text:p text:style-name="P10"><text:tab/><text:span text:style-name="T11">Deux fins seront proposées, système classique de bonne (guérison) et mauvaise fin.</text:span></text:p>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Untitled1" style:page-layout-name="Mpm3">
      <style:header>
        <text:p text:style-name="Header"/>
      </style:header>
    </style:master-page>
    <style:master-page style:name="Landscape" style:page-layout-name="Mpm4"/>
    <style:master-page style:name="Index" style:page-layout-name="Mpm5"/>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21:15:08.722185728</meta:creation-date>
    <dc:date>2018-11-28T22:48:52.627008648</dc:date>
    <meta:editing-duration>PT1H11M23S</meta:editing-duration>
    <meta:editing-cycles>19</meta:editing-cycles>
    <meta:generator>LibreOffice/5.1.6.2$Linux_X86_64 LibreOffice_project/10m0$Build-2</meta:generator>
    <meta:document-statistic meta:table-count="0" meta:image-count="0" meta:object-count="0" meta:page-count="5" meta:paragraph-count="70" meta:word-count="796" meta:character-count="4783" meta:non-whitespace-character-count="4005"/>
  </office:meta>
</office:document-meta>
</file>